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svg:stroke-opacity="100%" draw:fill-color="#ffcece" draw:opacity="100%" draw:textarea-horizontal-align="justify" draw:textarea-vertical-align="middle" draw:auto-grow-height="false" fo:min-height="1.15cm" fo:min-width="0.9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.15cm" fo:min-width="0.9cm"/>
      <style:paragraph-properties style:writing-mode="lr-tb"/>
    </style:style>
    <style:style style:name="gr3" style:family="graphic" style:parent-style-name="standard">
      <style:graphic-properties svg:stroke-color="#00a933" draw:fill-color="#7eaf8d" draw:opacity="100%" draw:textarea-horizontal-align="justify" draw:textarea-vertical-align="middle" draw:auto-grow-height="false" fo:min-height="1.15cm" fo:min-width="0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.9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cm" svg:stroke-color="#000000" draw:marker-start-width="0.2cm" draw:marker-end-width="0.2cm" draw:fill="solid" draw:fill-color="#000000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Long_20_Dash" svg:stroke-color="#000000" draw:fill="solid" draw:fill-color="#000000" draw:textarea-vertical-align="middle"/>
    </style:style>
    <style:style style:name="gr7" style:family="graphic" style:parent-style-name="standard">
      <style:graphic-properties svg:stroke-color="#333333" draw:fill-color="#b2b2b2" draw:textarea-horizontal-align="justify" draw:textarea-vertical-align="middle" draw:auto-grow-height="false" fo:min-height="1.15cm" fo:min-width="0.9cm"/>
      <style:paragraph-properties style:writing-mode="lr-tb"/>
    </style:style>
    <style:style style:name="gr8" style:family="graphic" style:parent-style-name="standard">
      <style:graphic-properties svg:stroke-width="0.053cm" svg:stroke-color="#ff8000" draw:marker-start-width="0.279cm" draw:marker-end-width="0.279cm" draw:opacity="0%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333333" draw:fill-color="#b2b2b2" draw:textarea-horizontal-align="justify" draw:textarea-vertical-align="middle" draw:auto-grow-height="false" fo:min-height="1.15cm" fo:min-width="0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cece" draw:opacity="100%"/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-color="#7eaf8d" draw:opacity="100%"/>
      <style:paragraph-properties fo:text-align="center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4cm" svg:height="1.4cm" svg:x="0.2cm" svg:y="0.2cm">
            <text:p text:style-name="P1">x<text:span text:style-name="T1">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0.2cm">
            <text:p text:style-name="P1">x<text:span text:style-name="T1">1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0.2cm">
            <text:p text:style-name="P1">x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0.2cm">
            <text:p text:style-name="P1">x<text:span text:style-name="T1">1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1.6cm">
            <text:p text:style-name="P1">x<text:span text:style-name="T1">1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1.6cm">
            <text:p text:style-name="P1">x<text:span text:style-name="T1">1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1.6cm">
            <text:p text:style-name="P1">x<text:span text:style-name="T1">1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1.6cm">
            <text:p text:style-name="P1">x<text:span text:style-name="T1">1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3cm">
            <text:p text:style-name="P1">x<text:span text:style-name="T1">1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3cm">
            <text:p text:style-name="P1">x<text:span text:style-name="T1">1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3cm">
            <text:p text:style-name="P1">x<text:span text:style-name="T1">1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3cm">
            <text:p text:style-name="P1">x<text:span text:style-name="T1">1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0.2cm" svg:y="4.4cm">
            <text:p text:style-name="P1">x<text:span text:style-name="T1">1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.6cm" svg:y="4.4cm">
            <text:p text:style-name="P1">x<text:span text:style-name="T1">1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3cm" svg:y="4.4cm">
            <text:p text:style-name="P1">x<text:span text:style-name="T1">1,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4.4cm" svg:y="4.4cm">
            <text:p text:style-name="P1">x<text:span text:style-name="T1">1,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0.3cm" svg:y="0.3cm">
            <text:p text:style-name="P1">w<text:span text:style-name="T1">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7cm" svg:y="0.3cm">
            <text:p text:style-name="P1">w<text:span text:style-name="T1">1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0.3cm" svg:y="1.7cm">
            <text:p text:style-name="P1">w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7cm" svg:y="1.7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1.4cm" svg:height="1.4cm" svg:x="1.8cm" svg:y="0.7cm">
            <text:p text:style-name="P1">x<text:span text:style-name="T1">2,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0.7cm">
            <text:p text:style-name="P1">x<text:span text:style-name="T1">2,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0.7cm">
            <text:p text:style-name="P1">x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0.7cm">
            <text:p text:style-name="P1">x<text:span text:style-name="T1">2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2.1cm">
            <text:p text:style-name="P1">x<text:span text:style-name="T1">2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2.1cm">
            <text:p text:style-name="P1">x<text:span text:style-name="T1">2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2.1cm">
            <text:p text:style-name="P1">x<text:span text:style-name="T1">2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2.1cm">
            <text:p text:style-name="P1">x<text:span text:style-name="T1">2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3.5cm">
            <text:p text:style-name="P1">x<text:span text:style-name="T1">2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3.5cm">
            <text:p text:style-name="P1">x<text:span text:style-name="T1">2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3.5cm">
            <text:p text:style-name="P1">x<text:span text:style-name="T1">2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3.5cm">
            <text:p text:style-name="P1">x<text:span text:style-name="T1">2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.8cm" svg:y="4.9cm">
            <text:p text:style-name="P1">x<text:span text:style-name="T1">2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3.2cm" svg:y="4.9cm">
            <text:p text:style-name="P1">x<text:span text:style-name="T1">2,</text:span><text:span text:style-name="T1">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4.6cm" svg:y="4.9cm">
            <text:p text:style-name="P1">x<text:span text:style-name="T1">2,</text:span><text:span text:style-name="T1">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6cm" svg:y="4.9cm">
            <text:p text:style-name="P1">x<text:span text:style-name="T1">2,</text:span><text:span text:style-name="T1">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.898cm" svg:y="0.795cm">
            <text:p text:style-name="P1">w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298cm" svg:y="0.795cm">
            <text:p text:style-name="P1">w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.898cm" svg:y="2.195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298cm" svg:y="2.195cm">
            <text:p text:style-name="P1">w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1.4cm" svg:height="1.4cm" svg:x="3.4cm" svg:y="1.2cm">
            <text:p text:style-name="P1">x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1.2cm">
            <text:p text:style-name="P1">x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1.2cm">
            <text:p text:style-name="P1">x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1.2cm">
            <text:p text:style-name="P1">x<text:span text:style-name="T1">3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2.6cm">
            <text:p text:style-name="P1">x<text:span text:style-name="T1">3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2.6cm">
            <text:p text:style-name="P1">x<text:span text:style-name="T1">3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2.6cm">
            <text:p text:style-name="P1">x<text:span text:style-name="T1">3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2.6cm">
            <text:p text:style-name="P1">x<text:span text:style-name="T1">3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4cm">
            <text:p text:style-name="P1">x<text:span text:style-name="T1">3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4cm">
            <text:p text:style-name="P1">x<text:span text:style-name="T1">3,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4cm">
            <text:p text:style-name="P1">x<text:span text:style-name="T1">3,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4cm">
            <text:p text:style-name="P1">x<text:span text:style-name="T1">3,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3.4cm" svg:y="5.4cm">
            <text:p text:style-name="P1">x<text:span text:style-name="T1">3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4.8cm" svg:y="5.4cm">
            <text:p text:style-name="P1">x<text:span text:style-name="T1">3,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6.2cm" svg:y="5.4cm">
            <text:p text:style-name="P1">x<text:span text:style-name="T1">3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7.6cm" svg:y="5.4cm">
            <text:p text:style-name="P1">x<text:span text:style-name="T1">3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3.5cm" svg:y="1.3cm">
            <text:p text:style-name="P1">w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4.9cm" svg:y="1.3cm">
            <text:p text:style-name="P1">w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3.5cm" svg:y="2.7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4.9cm" svg:y="2.7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5" draw:layer="layout" svg:x1="6.35cm" svg:y1="1.324cm" svg:x2="11.684cm" svg:y2="4.064cm">
          <text:p/>
        </draw:line>
        <draw:line draw:style-name="gr6" draw:text-style-name="P5" draw:layer="layout" svg:x1="3.556cm" svg:y1="4.118cm" svg:x2="10.414cm" svg:y2="5.461cm">
          <text:p/>
        </draw:line>
        <draw:line draw:style-name="gr6" draw:text-style-name="P5" draw:layer="layout" svg:x1="6.312cm" svg:y1="4.153cm" svg:x2="11.684cm" svg:y2="5.461cm">
          <text:p/>
        </draw:line>
        <draw:custom-shape draw:style-name="gr7" draw:text-style-name="P7" draw:layer="layout" svg:width="1.4cm" svg:height="1.4cm" svg:x="10.4cm" svg:y="4.1cm">
          <text:p text:style-name="P6"><text:span text:style-name="T2">z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4.1cm">
          <text:p text:style-name="P1">z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0.4cm" svg:y="5.5cm">
          <text:p text:style-name="P1">z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5.5cm">
          <text:p text:style-name="P1">z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4.1cm">
          <text:p text:style-name="P1">z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5.5cm">
          <text:p text:style-name="P1">z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0.4cm" svg:y="6.9cm">
          <text:p text:style-name="P1">z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1.8cm" svg:y="6.9cm">
          <text:p text:style-name="P1">z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13.2cm" svg:y="6.9cm">
          <text:p text:style-name="P1">z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3.556cm" svg:y1="1.325cm" svg:x2="10.414cm" svg:y2="4.064cm">
          <text:p/>
        </draw:line>
        <draw:custom-shape draw:style-name="gr8" draw:text-style-name="P9" draw:layer="layout" svg:width="1.4cm" svg:height="1.4cm" svg:x="10.4cm" svg:y="4.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0.217cm" svg:y1="3.01cm" svg:x2="3.556cm" svg:y2="4.117cm">
          <text:p/>
        </draw:line>
        <draw:line draw:style-name="gr6" draw:text-style-name="P5" draw:layer="layout" svg:x1="0.217cm" svg:y1="0.217cm" svg:x2="3.556cm" svg:y2="1.324cm">
          <text:p/>
        </draw:line>
        <draw:line draw:style-name="gr5" draw:text-style-name="P5" draw:layer="layout" svg:x1="3.011cm" svg:y1="0.216cm" svg:x2="6.223cm" svg:y2="1.28cm">
          <text:p/>
        </draw:line>
        <draw:g>
          <draw:custom-shape draw:style-name="gr1" draw:text-style-name="P2" draw:layer="layout" svg:width="1.4cm" svg:height="1.4cm" svg:x="16.1cm" svg:y="0.199cm">
            <text:p text:style-name="P1">x<text:span text:style-name="T1">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0.199cm">
            <text:p text:style-name="P1">x<text:span text:style-name="T1">1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0.199cm">
            <text:p text:style-name="P1">x<text:span text:style-name="T1">1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0.199cm">
            <text:p text:style-name="P1">x<text:span text:style-name="T1">1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1.599cm">
            <text:p text:style-name="P1">x<text:span text:style-name="T1">1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1.599cm">
            <text:p text:style-name="P1">x<text:span text:style-name="T1">1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1.599cm">
            <text:p text:style-name="P1">x<text:span text:style-name="T1">1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1.599cm">
            <text:p text:style-name="P1">x<text:span text:style-name="T1">1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2.999cm">
            <text:p text:style-name="P1">x<text:span text:style-name="T1">1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2.999cm">
            <text:p text:style-name="P1">x<text:span text:style-name="T1">1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2.999cm">
            <text:p text:style-name="P1">x<text:span text:style-name="T1">1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2.999cm">
            <text:p text:style-name="P1">x<text:span text:style-name="T1">1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6.1cm" svg:y="4.399cm">
            <text:p text:style-name="P1">x<text:span text:style-name="T1">1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7.5cm" svg:y="4.399cm">
            <text:p text:style-name="P1">x<text:span text:style-name="T1">1,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18.9cm" svg:y="4.399cm">
            <text:p text:style-name="P1">x<text:span text:style-name="T1">1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4cm" svg:height="1.4cm" svg:x="20.3cm" svg:y="4.399cm">
            <text:p text:style-name="P1">x<text:span text:style-name="T1">1,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7.6cm" svg:y="0.299cm">
            <text:p text:style-name="P1">w<text:span text:style-name="T1">1,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cm" svg:y="0.299cm">
            <text:p text:style-name="P1">w<text:span text:style-name="T1">1,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7.6cm" svg:y="1.699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cm" svg:y="1.699cm">
            <text:p text:style-name="P1">w<text:span text:style-name="T1">1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1.4cm" svg:height="1.4cm" svg:x="17.7cm" svg:y="0.699cm">
            <text:p text:style-name="P1">x<text:span text:style-name="T1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0.699cm">
            <text:p text:style-name="P1">x<text:span text:style-name="T1">2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0.699cm">
            <text:p text:style-name="P1">x<text:span text:style-name="T1">2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0.699cm">
            <text:p text:style-name="P1">x<text:span text:style-name="T1">2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2.099cm">
            <text:p text:style-name="P1">x<text:span text:style-name="T1">2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2.099cm">
            <text:p text:style-name="P1">x<text:span text:style-name="T1">2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2.099cm">
            <text:p text:style-name="P1">x<text:span text:style-name="T1">2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2.099cm">
            <text:p text:style-name="P1">x<text:span text:style-name="T1">2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3.499cm">
            <text:p text:style-name="P1">x<text:span text:style-name="T1">2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3.499cm">
            <text:p text:style-name="P1">x<text:span text:style-name="T1">2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3.499cm">
            <text:p text:style-name="P1">x<text:span text:style-name="T1">2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3.499cm">
            <text:p text:style-name="P1">x<text:span text:style-name="T1">2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7.7cm" svg:y="4.899cm">
            <text:p text:style-name="P1">x<text:span text:style-name="T1">2,1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19.1cm" svg:y="4.899cm">
            <text:p text:style-name="P1">x<text:span text:style-name="T1">2,1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0.5cm" svg:y="4.899cm">
            <text:p text:style-name="P1">x<text:span text:style-name="T1">2,1</text:span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4cm" svg:height="1.4cm" svg:x="21.9cm" svg:y="4.899cm">
            <text:p text:style-name="P1">x<text:span text:style-name="T1">2,1</text:span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19.198cm" svg:y="0.794cm">
            <text:p text:style-name="P1">w<text:span text:style-name="T1">2,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598cm" svg:y="0.794cm">
            <text:p text:style-name="P1">w<text:span text:style-name="T1">2,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19.198cm" svg:y="2.194cm">
            <text:p text:style-name="P1">w<text:span text:style-name="T1">2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598cm" svg:y="2.194cm">
            <text:p text:style-name="P1">w<text:span text:style-name="T1">2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1.4cm" svg:height="1.4cm" svg:x="19.3cm" svg:y="1.199cm">
            <text:p text:style-name="P1">x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1.199cm">
            <text:p text:style-name="P1">x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1.199cm">
            <text:p text:style-name="P1">x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1.199cm">
            <text:p text:style-name="P1">x<text:span text:style-name="T1">3,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2.599cm">
            <text:p text:style-name="P1">x<text:span text:style-name="T1">3,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2.599cm">
            <text:p text:style-name="P1">x<text:span text:style-name="T1">3,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2.599cm">
            <text:p text:style-name="P1">x<text:span text:style-name="T1">3,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2.599cm">
            <text:p text:style-name="P1">x<text:span text:style-name="T1">3,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3.999cm">
            <text:p text:style-name="P1">x<text:span text:style-name="T1">3,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3.999cm">
            <text:p text:style-name="P1">x<text:span text:style-name="T1">3,1</text:span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3.999cm">
            <text:p text:style-name="P1">x<text:span text:style-name="T1">3,1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3.999cm">
            <text:p text:style-name="P1">x<text:span text:style-name="T1">3,1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19.3cm" svg:y="5.399cm">
            <text:p text:style-name="P1">x<text:span text:style-name="T1">3,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0.7cm" svg:y="5.399cm">
            <text:p text:style-name="P1">x<text:span text:style-name="T1">3,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2.1cm" svg:y="5.399cm">
            <text:p text:style-name="P1">x<text:span text:style-name="T1">3,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4cm" svg:height="1.4cm" svg:x="23.5cm" svg:y="5.399cm">
            <text:p text:style-name="P1">x<text:span text:style-name="T1">3,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4cm" svg:height="1.4cm" svg:x="20.8cm" svg:y="1.299cm">
            <text:p text:style-name="P1">w<text:span text:style-name="T1">3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2.2cm" svg:y="1.299cm">
            <text:p text:style-name="P1">w<text:span text:style-name="T1">3,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0.8cm" svg:y="2.699cm">
            <text:p text:style-name="P1">w<text:span text:style-name="T1">3,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4cm" svg:height="1.4cm" svg:x="22.2cm" svg:y="2.699cm">
            <text:p text:style-name="P1">w<text:span text:style-name="T1">3,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5" draw:layer="layout" svg:x1="23.65cm" svg:y1="1.323cm" svg:x2="28.984cm" svg:y2="4.063cm">
          <text:p/>
        </draw:line>
        <draw:line draw:style-name="gr6" draw:text-style-name="P5" draw:layer="layout" svg:x1="23.612cm" svg:y1="4.152cm" svg:x2="28.984cm" svg:y2="5.46cm">
          <text:p/>
        </draw:line>
        <draw:custom-shape draw:style-name="gr9" draw:text-style-name="P10" draw:layer="layout" svg:width="1.4cm" svg:height="1.4cm" svg:x="26.3cm" svg:y="4.099cm">
          <text:p text:style-name="P6"><text:span text:style-name="T2">z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4.099cm">
          <text:p text:style-name="P1">z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6.3cm" svg:y="5.499cm">
          <text:p text:style-name="P1">z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5.499cm">
          <text:p text:style-name="P1">z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4.099cm">
          <text:p text:style-name="P1">z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5.499cm">
          <text:p text:style-name="P1">z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6.3cm" svg:y="6.899cm">
          <text:p text:style-name="P1">z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7.7cm" svg:y="6.899cm">
          <text:p text:style-name="P1">z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cm" svg:height="1.4cm" svg:x="29.1cm" svg:y="6.899cm">
          <text:p text:style-name="P1">z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856cm" svg:y1="1.324cm" svg:x2="27.714cm" svg:y2="4.063cm">
          <text:p/>
        </draw:line>
        <draw:custom-shape draw:style-name="gr8" draw:text-style-name="P9" draw:layer="layout" svg:width="1.4cm" svg:height="1.4cm" svg:x="27.7cm" svg:y="4.09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7.517cm" svg:y1="3.009cm" svg:x2="20.856cm" svg:y2="4.116cm">
          <text:p/>
        </draw:line>
        <draw:line draw:style-name="gr6" draw:text-style-name="P5" draw:layer="layout" svg:x1="17.517cm" svg:y1="0.216cm" svg:x2="20.856cm" svg:y2="1.323cm">
          <text:p/>
        </draw:line>
        <draw:line draw:style-name="gr5" draw:text-style-name="P5" draw:layer="layout" svg:x1="20.311cm" svg:y1="0.215cm" svg:x2="23.523cm" svg:y2="1.279cm">
          <text:p/>
        </draw:line>
        <draw:line draw:style-name="gr6" draw:text-style-name="P5" draw:layer="layout" svg:x1="20.856cm" svg:y1="4.118cm" svg:x2="27.714cm" svg:y2="5.4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7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0:38.354582343</meta:creation-date>
    <dc:date>2021-04-25T11:10:31.326840189</dc:date>
    <meta:editing-duration>PT58M5S</meta:editing-duration>
    <meta:editing-cycles>16</meta:editing-cycles>
    <meta:generator>LibreOffice/6.4.6.2$Linux_X86_64 LibreOffice_project/40$Build-2</meta:generator>
    <meta:document-statistic meta:object-count="166"/>
  </office:meta>
</office:document-meta>
</file>